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er.addListener( TestRun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.start( boolean loop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erver.fin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er.isRunn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.Server(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.removeListener( TestRun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erver.shutdown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Server.cance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